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zxx" fo:country="none" officeooo:rsid="002292b0" officeooo:paragraph-rsid="002292b0" style:font-size-asian="14pt" style:language-asian="zxx" style:country-asian="none" style:font-size-complex="14pt" style:language-complex="zxx" style:country-complex="none"/>
    </style:style>
    <style:style style:name="P2" style:family="paragraph" style:parent-style-name="Standard">
      <style:paragraph-properties fo:text-align="justify" style:justify-single-word="false"/>
      <style:text-properties fo:font-size="14pt" fo:language="zxx" fo:country="none" officeooo:rsid="002d42ac" officeooo:paragraph-rsid="002d42ac" style:font-size-asian="14pt" style:language-asian="zxx" style:country-asian="none" style:font-size-complex="14pt" style:language-complex="zxx" style:country-complex="none"/>
    </style:style>
    <style:style style:name="P3" style:family="paragraph" style:parent-style-name="Standard">
      <style:paragraph-properties fo:text-align="justify" style:justify-single-word="false"/>
      <style:text-properties fo:font-size="14pt" fo:language="zxx" fo:country="none" fo:font-style="italic" officeooo:rsid="002292b0" officeooo:paragraph-rsid="002292b0" style:font-size-asian="14pt" style:language-asian="zxx" style:country-asian="none" style:font-style-asian="italic" style:font-size-complex="14pt" style:language-complex="zxx" style:country-complex="none" style:font-style-complex="italic"/>
    </style:style>
    <style:style style:name="P4" style:family="paragraph" style:parent-style-name="Text_20_body">
      <style:paragraph-properties fo:text-align="center" style:justify-single-word="false"/>
      <style:text-properties fo:font-size="20pt" fo:font-weight="bold" style:font-weight-asian="bold" style:font-weight-complex="bold"/>
    </style:style>
    <style:style style:name="P5" style:family="paragraph" style:parent-style-name="Standard" style:list-style-name="L1">
      <style:paragraph-properties fo:text-align="justify" style:justify-single-word="false"/>
      <style:text-properties fo:font-size="14pt" officeooo:paragraph-rsid="00282217" style:font-size-asian="14pt" style:font-size-complex="14pt"/>
    </style:style>
    <style:style style:name="P6" style:family="paragraph" style:parent-style-name="Standard" style:list-style-name="L1">
      <style:paragraph-properties fo:text-align="justify" style:justify-single-word="false"/>
      <style:text-properties fo:font-size="14pt" officeooo:paragraph-rsid="002dcd46" style:font-size-asian="14pt" style:font-size-complex="14pt"/>
    </style:style>
    <style:style style:name="P7" style:family="paragraph" style:parent-style-name="Standard">
      <style:paragraph-properties fo:text-align="justify" style:justify-single-word="false"/>
      <style:text-properties fo:font-size="14pt" fo:language="zxx" fo:country="none" fo:font-style="italic" officeooo:rsid="002292b0" officeooo:paragraph-rsid="002292b0" style:font-size-asian="14pt" style:language-asian="zxx" style:country-asian="none" style:font-style-asian="italic" style:font-size-complex="14pt" style:language-complex="zxx" style:country-complex="none" style:font-style-complex="italic"/>
    </style:style>
    <style:style style:name="P8" style:family="paragraph" style:parent-style-name="Standard" style:list-style-name="L2">
      <style:paragraph-properties fo:text-align="justify" style:justify-single-word="false"/>
      <style:text-properties fo:font-size="14pt" fo:language="zxx" fo:country="none" officeooo:rsid="002d213a" officeooo:paragraph-rsid="0043d4b9" style:font-size-asian="14pt" style:language-asian="zxx" style:country-asian="none" style:font-size-complex="14pt" style:language-complex="zxx" style:country-complex="none"/>
    </style:style>
    <style:style style:name="P9" style:family="paragraph" style:parent-style-name="Standard" style:list-style-name="L2">
      <style:paragraph-properties fo:text-align="justify" style:justify-single-word="false"/>
      <style:text-properties fo:font-size="14pt" fo:language="zxx" fo:country="none" officeooo:rsid="002d213a" officeooo:paragraph-rsid="002d213a" style:font-size-asian="14pt" style:language-asian="zxx" style:country-asian="none" style:font-size-complex="14pt" style:language-complex="zxx" style:country-complex="none"/>
    </style:style>
    <style:style style:name="P10" style:family="paragraph" style:parent-style-name="Standard" style:list-style-name="L2">
      <style:paragraph-properties fo:text-align="justify" style:justify-single-word="false"/>
      <style:text-properties fo:font-size="14pt" fo:language="zxx" fo:country="none" officeooo:rsid="002d213a" officeooo:paragraph-rsid="005f4884" style:font-size-asian="14pt" style:language-asian="zxx" style:country-asian="none" style:font-size-complex="14pt" style:language-complex="zxx" style:country-complex="none"/>
    </style:style>
    <style:style style:name="P11" style:family="paragraph" style:parent-style-name="Standard" style:list-style-name="L2">
      <style:paragraph-properties fo:text-align="justify" style:justify-single-word="false"/>
      <style:text-properties fo:font-size="14pt" fo:language="zxx" fo:country="none" officeooo:rsid="005db3d1" officeooo:paragraph-rsid="005f4884" style:font-size-asian="14pt" style:language-asian="zxx" style:country-asian="none" style:font-size-complex="14pt" style:language-complex="zxx" style:country-complex="none"/>
    </style:style>
    <style:style style:name="P12" style:family="paragraph" style:parent-style-name="Standard" style:list-style-name="L2">
      <style:paragraph-properties fo:text-align="justify" style:justify-single-word="false"/>
      <style:text-properties fo:font-size="14pt" fo:language="zxx" fo:country="none" officeooo:rsid="002d42ac" officeooo:paragraph-rsid="00516474" style:font-size-asian="14pt" style:language-asian="zxx" style:country-asian="none" style:font-size-complex="14pt" style:language-complex="zxx" style:country-complex="none"/>
    </style:style>
    <style:style style:name="P13" style:family="paragraph" style:parent-style-name="Standard" style:list-style-name="L2">
      <style:paragraph-properties fo:text-align="justify" style:justify-single-word="false"/>
      <style:text-properties fo:font-size="14pt" fo:language="zxx" fo:country="none" officeooo:rsid="00504204" officeooo:paragraph-rsid="00552451" style:font-size-asian="14pt" style:language-asian="zxx" style:country-asian="none" style:font-size-complex="14pt" style:language-complex="zxx" style:country-complex="none"/>
    </style:style>
    <style:style style:name="T1" style:family="text">
      <style:text-properties officeooo:rsid="0023f35e"/>
    </style:style>
    <style:style style:name="T2" style:family="text">
      <style:text-properties fo:font-weight="bold" style:font-weight-asian="bold" style:font-weight-complex="bold"/>
    </style:style>
    <style:style style:name="T3" style:family="text">
      <style:text-properties fo:font-weight="bold" officeooo:rsid="0023f35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3f35e" style:font-style-asian="italic" style:font-style-complex="italic"/>
    </style:style>
    <style:style style:name="T6" style:family="text">
      <style:text-properties fo:language="zxx" fo:country="none" officeooo:rsid="00282217" style:language-asian="zxx" style:country-asian="none" style:language-complex="zxx" style:country-complex="none"/>
    </style:style>
    <style:style style:name="T7" style:family="text">
      <style:text-properties fo:language="zxx" fo:country="none" officeooo:rsid="0028e5c2" style:language-asian="zxx" style:country-asian="none" style:language-complex="zxx" style:country-complex="none"/>
    </style:style>
    <style:style style:name="T8" style:family="text">
      <style:text-properties fo:language="zxx" fo:country="none" officeooo:rsid="002dcd46" style:language-asian="zxx" style:country-asian="none" style:language-complex="zxx" style:country-complex="none"/>
    </style:style>
    <style:style style:name="T9" style:family="text">
      <style:text-properties fo:language="zxx" fo:country="none" officeooo:rsid="003132cb" style:language-asian="zxx" style:country-asian="none" style:language-complex="zxx" style:country-complex="none"/>
    </style:style>
    <style:style style:name="T10" style:family="text">
      <style:text-properties fo:language="zxx" fo:country="none" officeooo:rsid="003b0e28" style:language-asian="zxx" style:country-asian="none" style:language-complex="zxx" style:country-complex="none"/>
    </style:style>
    <style:style style:name="T11" style:family="text">
      <style:text-properties fo:language="zxx" fo:country="none" officeooo:rsid="0041b726" style:language-asian="zxx" style:country-asian="none" style:language-complex="zxx" style:country-complex="none"/>
    </style:style>
    <style:style style:name="T12" style:family="text">
      <style:text-properties fo:language="zxx" fo:country="none" officeooo:rsid="0042a5d3" style:language-asian="zxx" style:country-asian="none" style:language-complex="zxx" style:country-complex="none"/>
    </style:style>
    <style:style style:name="T13" style:family="text">
      <style:text-properties fo:language="zxx" fo:country="none" officeooo:rsid="00653c9c" style:language-asian="zxx" style:country-asian="none" style:language-complex="zxx" style:country-complex="none"/>
    </style:style>
    <style:style style:name="T14" style:family="text">
      <style:text-properties fo:language="zxx" fo:country="none" officeooo:rsid="00677921" style:language-asian="zxx" style:country-asian="none" style:language-complex="zxx" style:country-complex="none"/>
    </style:style>
    <style:style style:name="T15" style:family="text">
      <style:text-properties fo:language="zxx" fo:country="none" officeooo:rsid="006a6681" style:language-asian="zxx" style:country-asian="none" style:language-complex="zxx" style:country-complex="none"/>
    </style:style>
    <style:style style:name="T16" style:family="text">
      <style:text-properties fo:language="zxx" fo:country="none" officeooo:rsid="006bb0e4" style:language-asian="zxx" style:country-asian="none" style:language-complex="zxx" style:country-complex="none"/>
    </style:style>
    <style:style style:name="T17" style:family="text">
      <style:text-properties officeooo:rsid="0036461d"/>
    </style:style>
    <style:style style:name="T18" style:family="text">
      <style:text-properties officeooo:rsid="00381240"/>
    </style:style>
    <style:style style:name="T19" style:family="text">
      <style:text-properties officeooo:rsid="003d89fd"/>
    </style:style>
    <style:style style:name="T20" style:family="text">
      <style:text-properties officeooo:rsid="0041342a"/>
    </style:style>
    <style:style style:name="T21" style:family="text">
      <style:text-properties officeooo:rsid="0044f590"/>
    </style:style>
    <style:style style:name="T22" style:family="text">
      <style:text-properties officeooo:rsid="00461e98"/>
    </style:style>
    <style:style style:name="T23" style:family="text">
      <style:text-properties officeooo:rsid="0047cbcd"/>
    </style:style>
    <style:style style:name="T24" style:family="text">
      <style:text-properties officeooo:rsid="00487f73"/>
    </style:style>
    <style:style style:name="T25" style:family="text">
      <style:text-properties officeooo:rsid="0049c918"/>
    </style:style>
    <style:style style:name="T26" style:family="text">
      <style:text-properties officeooo:rsid="004b6776"/>
    </style:style>
    <style:style style:name="T27" style:family="text">
      <style:text-properties officeooo:rsid="00516474"/>
    </style:style>
    <style:style style:name="T28" style:family="text">
      <style:text-properties officeooo:rsid="00552ea6"/>
    </style:style>
    <style:style style:name="T29" style:family="text">
      <style:text-properties officeooo:rsid="00588d4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isk[S]Solutions - Hanoi</text:p>
      <text:p text:style-name="P1"/>
      <text:p text:style-name="P1"><text:span text:style-name="T4">- Nom du groupe / Tên nhóm:</text:span> <text:span text:style-name="T2">Poulet IFI</text:span></text:p>
      <text:p text:style-name="P1"><text:span text:style-name="T4">- Nom de la solution / Tên giải </text:span><text:span text:style-name="T5">pháp:</text:span><text:span text:style-name="T1"> </text:span><text:span text:style-name="T3">DSmart</text:span></text:p>
      <text:p text:style-name="P1"/>
      <text:p text:style-name="P3">- Description / Miêu tả:</text:p>
      <text:list xml:id="list5615195486597269630" text:style-name="L1">
        <text:list-item>
          <text:p text:style-name="P5"><text:span text:style-name="T6">Xuất phát từ việc mỗi </text:span><text:span text:style-name="T13">đơn vị hành chính công</text:span><text:span text:style-name="T6"> đều có trang web </text:span><text:span text:style-name="T13">tin tức</text:span><text:span text:style-name="T6"> </text:span><text:span text:style-name="T13">hoặc cổng thông thông tin điện tử</text:span><text:span text:style-name="T6">, </text:span><text:span text:style-name="T7">nhóm Poulet IFI đưa ra giải pháp </text:span><text:span text:style-name="T15">nhằm</text:span><text:span text:style-name="T7">: phát hiện</text:span><text:span text:style-name="T13">, phân tích và cảnh báo lỗ hổng</text:span><text:span text:style-name="T7">. </text:span><text:span text:style-name="T16">Giải pháp này được hiện thực hóa</text:span><text:span text:style-name="T13"> thông qua m</text:span><text:span text:style-name="T10">ột ứng dụng di động </text:span><text:span text:style-name="T11">với nhiều chức năng tiện ích và giao diện đồ họa </text:span><text:span text:style-name="T12">trực quan sinh động.</text:span></text:p>
        </text:list-item>
        <text:list-item>
          <text:p text:style-name="P6"><text:span text:style-name="T8">Sau khi đã phát hiện và cảnh báo lỗ hổng, nếu cơ quan có nhu cầu, cơ quan sẽ liên hệ với Nhóm để có thể tiếp cận được các dịch vụ </text:span><text:span text:style-name="T9">khác</text:span><text:span text:style-name="T8"> nhằm </text:span><text:span text:style-name="T14">hỗ trợ </text:span><text:span text:style-name="T8">khắc phục sự cố hoặc </text:span><text:span text:style-name="T14">đề xuất </text:span><text:span text:style-name="T8">nâng cao tính bảo mật cho trang web của cơ quan đó.</text:span></text:p>
        </text:list-item>
      </text:list>
      <text:p text:style-name="P1"/>
      <text:p text:style-name="P3">- Fonctionalités / Các chức năng chính:</text:p>
      <text:list xml:id="list9190176822324591516" text:style-name="L2">
        <text:list-item>
          <text:p text:style-name="P8">Quét toàn bộ trang web của đơ<text:span text:style-name="T25">n vị hành chính</text:span>.</text:p>
        </text:list-item>
        <text:list-item>
          <text:p text:style-name="P9"><text:span text:style-name="T29">DMonitor: </text:span>Theo dõi tình trạng <text:span text:style-name="T17">hiện tại</text:span> của trang web (nguy hiểm, an toàn).</text:p>
        </text:list-item>
        <text:list-item>
          <text:p text:style-name="P9"><text:span text:style-name="T28">DAnalyse: </text:span>Thống kê số lượng lỗi phát hiện (theo tuần, theo tháng).</text:p>
        </text:list-item>
        <text:list-item>
          <text:p text:style-name="P11">DConsulter:</text:p>
          <text:list>
            <text:list-item>
              <text:p text:style-name="P10">Đưa ra các gợi ý về việc chỉnh sửa, nâng cấp trang web để <text:span text:style-name="T26">tránh các cuộc tấn công có khả năng xảy ra trong tương lai bởi các lỗ hổng đã bị phát hiện.</text:span></text:p>
            </text:list-item>
            <text:list-item>
              <text:p text:style-name="P9">Đưa ra một danh sách các công ty có năng lực <text:span text:style-name="T19">tốt</text:span> về việc phát triển web <text:span text:style-name="T22">có tính an toàn cao</text:span> hoặc các <text:span text:style-name="T23">cơ quan chuyên về</text:span> giải pháp bảo mật để đơ<text:span text:style-name="T24">n vị hành chính công</text:span> có thể liên hệ <text:span text:style-name="T18">nhằm khắc phục lỗi</text:span> ngay lập tức.</text:p>
            </text:list-item>
          </text:list>
        </text:list-item>
        <text:list-item>
          <text:p text:style-name="P12"><text:span text:style-name="T21">DWiki: </text:span>Cung cấp một trang về các lỗ hổng web để người dùng có cái nhìn tổng quát về các lỗ hổng <text:span text:style-name="T20">web</text:span>.</text:p>
        </text:list-item>
        <text:list-item>
          <text:p text:style-name="P13"><text:span text:style-name="T27">DAlert: </text:span>Gửi cảnh báo dựa trên dữ liệu đã phân tích dưới dạng Notification, SMS hoặc eMail.</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1:01:11.790014000</meta:creation-date>
    <dc:date>2016-09-24T16:06:33.386747000</dc:date>
    <meta:editing-duration>PT5H55M22S</meta:editing-duration>
    <meta:editing-cycles>64</meta:editing-cycles>
    <meta:generator>LibreOffice/5.1.4.2$MacOSX_X86_64 LibreOffice_project/f99d75f39f1c57ebdd7ffc5f42867c12031db97a</meta:generator>
    <meta:document-statistic meta:table-count="0" meta:image-count="0" meta:object-count="0" meta:page-count="1" meta:paragraph-count="15" meta:word-count="329" meta:character-count="1470" meta:non-whitespace-character-count="1166"/>
  </office:meta>
</office:document-meta>
</file>